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547in"/>
    </style:style>
    <style:style style:name="co3" style:family="table-column">
      <style:table-column-properties fo:break-before="auto" style:column-width="0.6772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0.9709in"/>
    </style:style>
    <style:style style:name="co7" style:family="table-column">
      <style:table-column-properties fo:break-before="auto" style:column-width="0.983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1">
      <style:text-properties fo:font-weight="bold" style:font-weight-asian="bold" style:font-weight-complex="bold"/>
    </style:style>
    <style:style style:name="ce8" style:family="table-cell" style:parent-style-name="Default" style:data-style-name="N104"/>
    <style:style style:name="ce9" style:family="table-cell" style:parent-style-name="Default" style:data-style-name="N11"/>
  </office:automatic-styles>
  <office:body>
    <office:spreadsheet>
      <table:table table:name="Retirement" table:style-name="ta1" table:print="false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table:number-columns-repeated="2"/>
          <table:table-cell table:style-name="ce4" table:number-columns-repeated="2"/>
          <table:table-cell table:style-name="ce1" office:value-type="string">
            <text:p>Retirement Savings Calculator</text:p>
          </table:table-cell>
          <table:table-cell table:style-name="ce1" table:number-columns-repeated="1019"/>
        </table:table-row>
        <table:table-row table:style-name="ro1">
          <table:table-cell table:style-name="ce2" table:number-columns-repeated="2"/>
          <table:table-cell table:style-name="ce5" table:number-columns-repeated="2"/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5" table:number-columns-repeated="2"/>
          <table:table-cell table:style-name="ce6" office:value-type="currency" office:currency="USD" office:value="100000">
            <text:p>$100,000.00</text:p>
          </table:table-cell>
          <table:table-cell table:style-name="ce2" office:value-type="string">
            <text:p><text:s/>= Salary</text:p>
          </table:table-cell>
          <table:table-cell table:style-name="ce2" table:number-columns-repeated="1018"/>
        </table:table-row>
        <table:table-row table:style-name="ro3">
          <table:table-cell table:style-name="ce2" table:number-columns-repeated="2"/>
          <table:table-cell table:style-name="ce5" table:number-columns-repeated="2"/>
          <table:table-cell table:style-name="ce7" office:value-type="percentage" office:value="0.05">
            <text:p>5.00%</text:p>
          </table:table-cell>
          <table:table-cell table:style-name="ce2" office:value-type="string">
            <text:p><text:s/>= Return On Investment “Muni Bonds”</text:p>
          </table:table-cell>
          <table:table-cell table:style-name="ce2" table:number-columns-repeated="1018"/>
        </table:table-row>
        <table:table-row table:style-name="ro1">
          <table:table-cell table:style-name="ce2" table:number-columns-repeated="2"/>
          <table:table-cell table:style-name="ce5" table:number-columns-repeated="2"/>
          <table:table-cell table:style-name="ce2" table:formula="of:=[.E5]/[.E6]" office:value-type="currency" office:currency="USD" office:value="2000000">
            <text:p>$2,000,000.00</text:p>
          </table:table-cell>
          <table:table-cell table:style-name="ce2" office:value-type="string">
            <text:p><text:s/>= Savings Needed for Retirement</text:p>
          </table:table-cell>
          <table:table-cell table:style-name="ce2" table:number-columns-repeated="1018"/>
        </table:table-row>
        <table:table-row table:style-name="ro1">
          <table:table-cell table:style-name="ce2" table:number-columns-repeated="2"/>
          <table:table-cell table:style-name="ce5" table:number-columns-repeated="2"/>
          <table:table-cell table:style-name="ce7" office:value-type="percentage" office:value="0.1">
            <text:p>10.00%</text:p>
          </table:table-cell>
          <table:table-cell table:style-name="ce2" office:value-type="string">
            <text:p><text:s/>= Deposit Percentage to Save</text:p>
          </table:table-cell>
          <table:table-cell table:style-name="ce2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"/>
          <table:table-cell table:style-name="ce5" table:number-columns-repeated="2"/>
          <table:table-cell table:style-name="ce5" office:value-type="string">
            <text:p>Savings</text:p>
          </table:table-cell>
          <table:table-cell table:style-name="ce5" office:value-type="string">
            <text:p>Interest Earned</text:p>
          </table:table-cell>
          <table:table-cell table:style-name="ce5" office:value-type="string">
            <text:p>Deposit</text:p>
          </table:table-cell>
          <table:table-cell table:style-name="ce2" table:number-columns-repeated="1017"/>
        </table:table-row>
        <table:table-row table:style-name="ro1">
          <table:table-cell table:style-name="ce2" table:number-columns-repeated="2"/>
          <table:table-cell table:number-columns-repeated="2" table:style-name="ce5" office:value-type="string">
            <text:p>Year</text:p>
          </table:table-cell>
          <table:table-cell table:style-name="ce5" office:value-type="string">
            <text:p>at the Beg of Year</text:p>
          </table:table-cell>
          <table:table-cell table:number-columns-repeated="2" table:style-name="ce5" office:value-type="string">
            <text:p>End of Year</text:p>
          </table:table-cell>
          <table:table-cell table:style-name="ce2" table:number-columns-repeated="1017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021">
            <text:p>2021</text:p>
          </table:table-cell>
          <table:table-cell table:style-name="ce3" office:value-type="float" office:value="0">
            <text:p>0</text:p>
          </table:table-cell>
          <table:table-cell table:style-name="ce3" table:formula="of:=[.E12]*[.$E$6]" office:value-type="float" office:value="0">
            <text:p>0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table:style-name="ce3" table:formula="of:=[.E12]+[.F12]+[.G12]" office:value-type="currency" office:currency="USD" office:value="10000">
            <text:p>$10,000.00</text:p>
          </table:table-cell>
          <table:table-cell table:style-name="ce3" table:formula="of:=[.E13]*[.$E$6]" office:value-type="currency" office:currency="USD" office:value="500">
            <text:p>$500.00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2023">
            <text:p>2023</text:p>
          </table:table-cell>
          <table:table-cell table:style-name="ce3" table:formula="of:=[.E13]+[.F13]+[.G13]" office:value-type="currency" office:currency="USD" office:value="20500">
            <text:p>$20,500.00</text:p>
          </table:table-cell>
          <table:table-cell table:style-name="ce3" table:formula="of:=[.E14]*[.$E$6]" office:value-type="currency" office:currency="USD" office:value="1025">
            <text:p>$1,025.00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024">
            <text:p>2024</text:p>
          </table:table-cell>
          <table:table-cell table:style-name="ce3" table:formula="of:=[.E14]+[.F14]+[.G14]" office:value-type="currency" office:currency="USD" office:value="31525">
            <text:p>$31,525.00</text:p>
          </table:table-cell>
          <table:table-cell table:style-name="ce3" table:formula="of:=[.E15]*[.$E$6]" office:value-type="currency" office:currency="USD" office:value="1576.25">
            <text:p>$1,576.25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025">
            <text:p>2025</text:p>
          </table:table-cell>
          <table:table-cell table:style-name="ce3" table:formula="of:=[.E15]+[.F15]+[.G15]" office:value-type="currency" office:currency="USD" office:value="43101.25">
            <text:p>$43,101.25</text:p>
          </table:table-cell>
          <table:table-cell table:style-name="ce3" table:formula="of:=[.E16]*[.$E$6]" office:value-type="currency" office:currency="USD" office:value="2155.0625">
            <text:p>$2,155.06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2026">
            <text:p>2026</text:p>
          </table:table-cell>
          <table:table-cell table:style-name="ce3" table:formula="of:=[.E16]+[.F16]+[.G16]" office:value-type="currency" office:currency="USD" office:value="55256.3125">
            <text:p>$55,256.31</text:p>
          </table:table-cell>
          <table:table-cell table:style-name="ce3" table:formula="of:=[.E17]*[.$E$6]" office:value-type="currency" office:currency="USD" office:value="2762.815625">
            <text:p>$2,762.82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2027">
            <text:p>2027</text:p>
          </table:table-cell>
          <table:table-cell table:style-name="ce3" table:formula="of:=[.E17]+[.F17]+[.G17]" office:value-type="currency" office:currency="USD" office:value="68019.128125">
            <text:p>$68,019.13</text:p>
          </table:table-cell>
          <table:table-cell table:style-name="ce3" table:formula="of:=[.E18]*[.$E$6]" office:value-type="currency" office:currency="USD" office:value="3400.95640625">
            <text:p>$3,400.96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2028">
            <text:p>2028</text:p>
          </table:table-cell>
          <table:table-cell table:style-name="ce3" table:formula="of:=[.E18]+[.F18]+[.G18]" office:value-type="currency" office:currency="USD" office:value="81420.08453125">
            <text:p>$81,420.08</text:p>
          </table:table-cell>
          <table:table-cell table:style-name="ce3" table:formula="of:=[.E19]*[.$E$6]" office:value-type="currency" office:currency="USD" office:value="4071.0042265625">
            <text:p>$4,071.00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2029">
            <text:p>2029</text:p>
          </table:table-cell>
          <table:table-cell table:style-name="ce3" table:formula="of:=[.E19]+[.F19]+[.G19]" office:value-type="currency" office:currency="USD" office:value="95491.0887578125">
            <text:p>$95,491.09</text:p>
          </table:table-cell>
          <table:table-cell table:style-name="ce3" table:formula="of:=[.E20]*[.$E$6]" office:value-type="currency" office:currency="USD" office:value="4774.55443789063">
            <text:p>$4,774.55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2030">
            <text:p>2030</text:p>
          </table:table-cell>
          <table:table-cell table:style-name="ce3" table:formula="of:=[.E20]+[.F20]+[.G20]" office:value-type="currency" office:currency="USD" office:value="110265.643195703">
            <text:p>$110,265.64</text:p>
          </table:table-cell>
          <table:table-cell table:style-name="ce3" table:formula="of:=[.E21]*[.$E$6]" office:value-type="currency" office:currency="USD" office:value="5513.28215978516">
            <text:p>$5,513.28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031">
            <text:p>2031</text:p>
          </table:table-cell>
          <table:table-cell table:style-name="ce3" table:formula="of:=[.E21]+[.F21]+[.G21]" office:value-type="currency" office:currency="USD" office:value="125778.925355488">
            <text:p>$125,778.93</text:p>
          </table:table-cell>
          <table:table-cell table:style-name="ce3" table:formula="of:=[.E22]*[.$E$6]" office:value-type="currency" office:currency="USD" office:value="6288.94626777441">
            <text:p>$6,288.95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2032">
            <text:p>2032</text:p>
          </table:table-cell>
          <table:table-cell table:style-name="ce3" table:formula="of:=[.E22]+[.F22]+[.G22]" office:value-type="currency" office:currency="USD" office:value="142067.871623263">
            <text:p>$142,067.87</text:p>
          </table:table-cell>
          <table:table-cell table:style-name="ce3" table:formula="of:=[.E23]*[.$E$6]" office:value-type="currency" office:currency="USD" office:value="7103.39358116313">
            <text:p>$7,103.39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2033">
            <text:p>2033</text:p>
          </table:table-cell>
          <table:table-cell table:style-name="ce3" table:formula="of:=[.E23]+[.F23]+[.G23]" office:value-type="currency" office:currency="USD" office:value="159171.265204426">
            <text:p>$159,171.27</text:p>
          </table:table-cell>
          <table:table-cell table:style-name="ce3" table:formula="of:=[.E24]*[.$E$6]" office:value-type="currency" office:currency="USD" office:value="7958.56326022129">
            <text:p>$7,958.56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2034">
            <text:p>2034</text:p>
          </table:table-cell>
          <table:table-cell table:style-name="ce3" table:formula="of:=[.E24]+[.F24]+[.G24]" office:value-type="currency" office:currency="USD" office:value="177129.828464647">
            <text:p>$177,129.83</text:p>
          </table:table-cell>
          <table:table-cell table:style-name="ce3" table:formula="of:=[.E25]*[.$E$6]" office:value-type="currency" office:currency="USD" office:value="8856.49142323236">
            <text:p>$8,856.49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2035">
            <text:p>2035</text:p>
          </table:table-cell>
          <table:table-cell table:style-name="ce3" table:formula="of:=[.E25]+[.F25]+[.G25]" office:value-type="currency" office:currency="USD" office:value="195986.31988788">
            <text:p>$195,986.32</text:p>
          </table:table-cell>
          <table:table-cell table:style-name="ce3" table:formula="of:=[.E26]*[.$E$6]" office:value-type="currency" office:currency="USD" office:value="9799.31599439397">
            <text:p>$9,799.32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2036">
            <text:p>2036</text:p>
          </table:table-cell>
          <table:table-cell table:style-name="ce3" table:formula="of:=[.E26]+[.F26]+[.G26]" office:value-type="currency" office:currency="USD" office:value="215785.635882273">
            <text:p>$215,785.64</text:p>
          </table:table-cell>
          <table:table-cell table:style-name="ce3" table:formula="of:=[.E27]*[.$E$6]" office:value-type="currency" office:currency="USD" office:value="10789.2817941137">
            <text:p>$10,789.28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2037">
            <text:p>2037</text:p>
          </table:table-cell>
          <table:table-cell table:style-name="ce3" table:formula="of:=[.E27]+[.F27]+[.G27]" office:value-type="currency" office:currency="USD" office:value="236574.917676387">
            <text:p>$236,574.92</text:p>
          </table:table-cell>
          <table:table-cell table:style-name="ce3" table:formula="of:=[.E28]*[.$E$6]" office:value-type="currency" office:currency="USD" office:value="11828.7458838194">
            <text:p>$11,828.75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2038">
            <text:p>2038</text:p>
          </table:table-cell>
          <table:table-cell table:style-name="ce3" table:formula="of:=[.E28]+[.F28]+[.G28]" office:value-type="currency" office:currency="USD" office:value="258403.663560206">
            <text:p>$258,403.66</text:p>
          </table:table-cell>
          <table:table-cell table:style-name="ce3" table:formula="of:=[.E29]*[.$E$6]" office:value-type="currency" office:currency="USD" office:value="12920.1831780103">
            <text:p>$12,920.18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2039">
            <text:p>2039</text:p>
          </table:table-cell>
          <table:table-cell table:style-name="ce3" table:formula="of:=[.E29]+[.F29]+[.G29]" office:value-type="currency" office:currency="USD" office:value="281323.846738217">
            <text:p>$281,323.85</text:p>
          </table:table-cell>
          <table:table-cell table:style-name="ce3" table:formula="of:=[.E30]*[.$E$6]" office:value-type="currency" office:currency="USD" office:value="14066.1923369108">
            <text:p>$14,066.19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2040">
            <text:p>2040</text:p>
          </table:table-cell>
          <table:table-cell table:style-name="ce3" table:formula="of:=[.E30]+[.F30]+[.G30]" office:value-type="currency" office:currency="USD" office:value="305390.039075128">
            <text:p>$305,390.04</text:p>
          </table:table-cell>
          <table:table-cell table:style-name="ce3" table:formula="of:=[.E31]*[.$E$6]" office:value-type="currency" office:currency="USD" office:value="15269.5019537564">
            <text:p>$15,269.50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2041">
            <text:p>2041</text:p>
          </table:table-cell>
          <table:table-cell table:style-name="ce3" table:formula="of:=[.E31]+[.F31]+[.G31]" office:value-type="currency" office:currency="USD" office:value="330659.541028884">
            <text:p>$330,659.54</text:p>
          </table:table-cell>
          <table:table-cell table:style-name="ce3" table:formula="of:=[.E32]*[.$E$6]" office:value-type="currency" office:currency="USD" office:value="16532.9770514442">
            <text:p>$16,532.98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2042">
            <text:p>2042</text:p>
          </table:table-cell>
          <table:table-cell table:style-name="ce3" table:formula="of:=[.E32]+[.F32]+[.G32]" office:value-type="currency" office:currency="USD" office:value="357192.518080328">
            <text:p>$357,192.52</text:p>
          </table:table-cell>
          <table:table-cell table:style-name="ce3" table:formula="of:=[.E33]*[.$E$6]" office:value-type="currency" office:currency="USD" office:value="17859.6259040164">
            <text:p>$17,859.63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2043">
            <text:p>2043</text:p>
          </table:table-cell>
          <table:table-cell table:style-name="ce3" table:formula="of:=[.E33]+[.F33]+[.G33]" office:value-type="currency" office:currency="USD" office:value="385052.143984345">
            <text:p>$385,052.14</text:p>
          </table:table-cell>
          <table:table-cell table:style-name="ce3" table:formula="of:=[.E34]*[.$E$6]" office:value-type="currency" office:currency="USD" office:value="19252.6071992172">
            <text:p>$19,252.61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2044">
            <text:p>2044</text:p>
          </table:table-cell>
          <table:table-cell table:style-name="ce3" table:formula="of:=[.E34]+[.F34]+[.G34]" office:value-type="currency" office:currency="USD" office:value="414304.751183562">
            <text:p>$414,304.75</text:p>
          </table:table-cell>
          <table:table-cell table:style-name="ce3" table:formula="of:=[.E35]*[.$E$6]" office:value-type="currency" office:currency="USD" office:value="20715.2375591781">
            <text:p>$20,715.24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2045">
            <text:p>2045</text:p>
          </table:table-cell>
          <table:table-cell table:style-name="ce3" table:formula="of:=[.E35]+[.F35]+[.G35]" office:value-type="currency" office:currency="USD" office:value="445019.98874274">
            <text:p>$445,019.99</text:p>
          </table:table-cell>
          <table:table-cell table:style-name="ce3" table:formula="of:=[.E36]*[.$E$6]" office:value-type="currency" office:currency="USD" office:value="22250.999437137">
            <text:p>$22,251.00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2046">
            <text:p>2046</text:p>
          </table:table-cell>
          <table:table-cell table:style-name="ce3" table:formula="of:=[.E36]+[.F36]+[.G36]" office:value-type="currency" office:currency="USD" office:value="477270.988179877">
            <text:p>$477,270.99</text:p>
          </table:table-cell>
          <table:table-cell table:style-name="ce3" table:formula="of:=[.E37]*[.$E$6]" office:value-type="currency" office:currency="USD" office:value="23863.5494089938">
            <text:p>$23,863.55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2047">
            <text:p>2047</text:p>
          </table:table-cell>
          <table:table-cell table:style-name="ce3" table:formula="of:=[.E37]+[.F37]+[.G37]" office:value-type="currency" office:currency="USD" office:value="511134.537588871">
            <text:p>$511,134.54</text:p>
          </table:table-cell>
          <table:table-cell table:style-name="ce3" table:formula="of:=[.E38]*[.$E$6]" office:value-type="currency" office:currency="USD" office:value="25556.7268794435">
            <text:p>$25,556.73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2048">
            <text:p>2048</text:p>
          </table:table-cell>
          <table:table-cell table:style-name="ce3" table:formula="of:=[.E38]+[.F38]+[.G38]" office:value-type="currency" office:currency="USD" office:value="546691.264468314">
            <text:p>$546,691.26</text:p>
          </table:table-cell>
          <table:table-cell table:style-name="ce3" table:formula="of:=[.E39]*[.$E$6]" office:value-type="currency" office:currency="USD" office:value="27334.5632234157">
            <text:p>$27,334.56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2049">
            <text:p>2049</text:p>
          </table:table-cell>
          <table:table-cell table:style-name="ce3" table:formula="of:=[.E39]+[.F39]+[.G39]" office:value-type="currency" office:currency="USD" office:value="584025.82769173">
            <text:p>$584,025.83</text:p>
          </table:table-cell>
          <table:table-cell table:style-name="ce3" table:formula="of:=[.E40]*[.$E$6]" office:value-type="currency" office:currency="USD" office:value="29201.2913845865">
            <text:p>$29,201.29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2050">
            <text:p>2050</text:p>
          </table:table-cell>
          <table:table-cell table:style-name="ce3" table:formula="of:=[.E40]+[.F40]+[.G40]" office:value-type="currency" office:currency="USD" office:value="623227.119076317">
            <text:p>$623,227.12</text:p>
          </table:table-cell>
          <table:table-cell table:style-name="ce3" table:formula="of:=[.E41]*[.$E$6]" office:value-type="currency" office:currency="USD" office:value="31161.3559538158">
            <text:p>$31,161.36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2051">
            <text:p>2051</text:p>
          </table:table-cell>
          <table:table-cell table:style-name="ce3" table:formula="of:=[.E41]+[.F41]+[.G41]" office:value-type="currency" office:currency="USD" office:value="664388.475030133">
            <text:p>$664,388.48</text:p>
          </table:table-cell>
          <table:table-cell table:style-name="ce3" table:formula="of:=[.E42]*[.$E$6]" office:value-type="currency" office:currency="USD" office:value="33219.4237515066">
            <text:p>$33,219.42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2052">
            <text:p>2052</text:p>
          </table:table-cell>
          <table:table-cell table:style-name="ce3" table:formula="of:=[.E42]+[.F42]+[.G42]" office:value-type="currency" office:currency="USD" office:value="707607.898781639">
            <text:p>$707,607.90</text:p>
          </table:table-cell>
          <table:table-cell table:style-name="ce3" table:formula="of:=[.E43]*[.$E$6]" office:value-type="currency" office:currency="USD" office:value="35380.394939082">
            <text:p>$35,380.39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2053">
            <text:p>2053</text:p>
          </table:table-cell>
          <table:table-cell table:style-name="ce3" table:formula="of:=[.E43]+[.F43]+[.G43]" office:value-type="currency" office:currency="USD" office:value="752988.293720721">
            <text:p>$752,988.29</text:p>
          </table:table-cell>
          <table:table-cell table:style-name="ce3" table:formula="of:=[.E44]*[.$E$6]" office:value-type="currency" office:currency="USD" office:value="37649.4146860361">
            <text:p>$37,649.41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2054">
            <text:p>2054</text:p>
          </table:table-cell>
          <table:table-cell table:style-name="ce3" table:formula="of:=[.E44]+[.F44]+[.G44]" office:value-type="currency" office:currency="USD" office:value="800637.708406757">
            <text:p>$800,637.71</text:p>
          </table:table-cell>
          <table:table-cell table:style-name="ce3" table:formula="of:=[.E45]*[.$E$6]" office:value-type="currency" office:currency="USD" office:value="40031.8854203379">
            <text:p>$40,031.89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2055">
            <text:p>2055</text:p>
          </table:table-cell>
          <table:table-cell table:style-name="ce3" table:formula="of:=[.E45]+[.F45]+[.G45]" office:value-type="currency" office:currency="USD" office:value="850669.593827095">
            <text:p>$850,669.59</text:p>
          </table:table-cell>
          <table:table-cell table:style-name="ce3" table:formula="of:=[.E46]*[.$E$6]" office:value-type="currency" office:currency="USD" office:value="42533.4796913548">
            <text:p>$42,533.48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2056">
            <text:p>2056</text:p>
          </table:table-cell>
          <table:table-cell table:style-name="ce3" table:formula="of:=[.E46]+[.F46]+[.G46]" office:value-type="currency" office:currency="USD" office:value="903203.07351845">
            <text:p>$903,203.07</text:p>
          </table:table-cell>
          <table:table-cell table:style-name="ce3" table:formula="of:=[.E47]*[.$E$6]" office:value-type="currency" office:currency="USD" office:value="45160.1536759225">
            <text:p>$45,160.15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2057">
            <text:p>2057</text:p>
          </table:table-cell>
          <table:table-cell table:style-name="ce3" table:formula="of:=[.E47]+[.F47]+[.G47]" office:value-type="currency" office:currency="USD" office:value="958363.227194372">
            <text:p>$958,363.23</text:p>
          </table:table-cell>
          <table:table-cell table:style-name="ce3" table:formula="of:=[.E48]*[.$E$6]" office:value-type="currency" office:currency="USD" office:value="47918.1613597186">
            <text:p>$47,918.16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float" office:value="2058">
            <text:p>2058</text:p>
          </table:table-cell>
          <table:table-cell table:style-name="ce3" table:formula="of:=[.E48]+[.F48]+[.G48]" office:value-type="currency" office:currency="USD" office:value="1016281.38855409">
            <text:p>$1,016,281.39</text:p>
          </table:table-cell>
          <table:table-cell table:style-name="ce3" table:formula="of:=[.E49]*[.$E$6]" office:value-type="currency" office:currency="USD" office:value="50814.0694277046">
            <text:p>$50,814.07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2059">
            <text:p>2059</text:p>
          </table:table-cell>
          <table:table-cell table:style-name="ce3" table:formula="of:=[.E49]+[.F49]+[.G49]" office:value-type="currency" office:currency="USD" office:value="1077095.4579818">
            <text:p>$1,077,095.46</text:p>
          </table:table-cell>
          <table:table-cell table:style-name="ce3" table:formula="of:=[.E50]*[.$E$6]" office:value-type="currency" office:currency="USD" office:value="53854.7728990898">
            <text:p>$53,854.77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2060">
            <text:p>2060</text:p>
          </table:table-cell>
          <table:table-cell table:style-name="ce3" table:formula="of:=[.E50]+[.F50]+[.G50]" office:value-type="currency" office:currency="USD" office:value="1140950.23088089">
            <text:p>$1,140,950.23</text:p>
          </table:table-cell>
          <table:table-cell table:style-name="ce3" table:formula="of:=[.E51]*[.$E$6]" office:value-type="currency" office:currency="USD" office:value="57047.5115440443">
            <text:p>$57,047.51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2061">
            <text:p>2061</text:p>
          </table:table-cell>
          <table:table-cell table:style-name="ce3" table:formula="of:=[.E51]+[.F51]+[.G51]" office:value-type="currency" office:currency="USD" office:value="1207997.74242493">
            <text:p>$1,207,997.74</text:p>
          </table:table-cell>
          <table:table-cell table:style-name="ce3" table:formula="of:=[.E52]*[.$E$6]" office:value-type="currency" office:currency="USD" office:value="60399.8871212465">
            <text:p>$60,399.89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2062">
            <text:p>2062</text:p>
          </table:table-cell>
          <table:table-cell table:style-name="ce3" table:formula="of:=[.E52]+[.F52]+[.G52]" office:value-type="currency" office:currency="USD" office:value="1278397.62954618">
            <text:p>$1,278,397.63</text:p>
          </table:table-cell>
          <table:table-cell table:style-name="ce3" table:formula="of:=[.E53]*[.$E$6]" office:value-type="currency" office:currency="USD" office:value="63919.8814773088">
            <text:p>$63,919.88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float" office:value="2063">
            <text:p>2063</text:p>
          </table:table-cell>
          <table:table-cell table:style-name="ce3" table:formula="of:=[.E53]+[.F53]+[.G53]" office:value-type="currency" office:currency="USD" office:value="1352317.51102349">
            <text:p>$1,352,317.51</text:p>
          </table:table-cell>
          <table:table-cell table:style-name="ce3" table:formula="of:=[.E54]*[.$E$6]" office:value-type="currency" office:currency="USD" office:value="67615.8755511743">
            <text:p>$67,615.88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float" office:value="2064">
            <text:p>2064</text:p>
          </table:table-cell>
          <table:table-cell table:style-name="ce3" table:formula="of:=[.E54]+[.F54]+[.G54]" office:value-type="currency" office:currency="USD" office:value="1429933.38657466">
            <text:p>$1,429,933.39</text:p>
          </table:table-cell>
          <table:table-cell table:style-name="ce3" table:formula="of:=[.E55]*[.$E$6]" office:value-type="currency" office:currency="USD" office:value="71496.669328733">
            <text:p>$71,496.67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office:value-type="float" office:value="2065">
            <text:p>2065</text:p>
          </table:table-cell>
          <table:table-cell table:style-name="ce3" table:formula="of:=[.E55]+[.F55]+[.G55]" office:value-type="currency" office:currency="USD" office:value="1511430.05590339">
            <text:p>$1,511,430.06</text:p>
          </table:table-cell>
          <table:table-cell table:style-name="ce3" table:formula="of:=[.E56]*[.$E$6]" office:value-type="currency" office:currency="USD" office:value="75571.5027951696">
            <text:p>$75,571.50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office:value-type="float" office:value="2066">
            <text:p>2066</text:p>
          </table:table-cell>
          <table:table-cell table:style-name="ce3" table:formula="of:=[.E56]+[.F56]+[.G56]" office:value-type="currency" office:currency="USD" office:value="1597001.55869856">
            <text:p>$1,597,001.56</text:p>
          </table:table-cell>
          <table:table-cell table:style-name="ce3" table:formula="of:=[.E57]*[.$E$6]" office:value-type="currency" office:currency="USD" office:value="79850.0779349281">
            <text:p>$79,850.08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float" office:value="2067">
            <text:p>2067</text:p>
          </table:table-cell>
          <table:table-cell table:style-name="ce3" table:formula="of:=[.E57]+[.F57]+[.G57]" office:value-type="currency" office:currency="USD" office:value="1686851.63663349">
            <text:p>$1,686,851.64</text:p>
          </table:table-cell>
          <table:table-cell table:style-name="ce3" table:formula="of:=[.E58]*[.$E$6]" office:value-type="currency" office:currency="USD" office:value="84342.5818316745">
            <text:p>$84,342.58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office:value-type="float" office:value="2068">
            <text:p>2068</text:p>
          </table:table-cell>
          <table:table-cell table:style-name="ce3" table:formula="of:=[.E58]+[.F58]+[.G58]" office:value-type="currency" office:currency="USD" office:value="1781194.21846516">
            <text:p>$1,781,194.22</text:p>
          </table:table-cell>
          <table:table-cell table:style-name="ce3" table:formula="of:=[.E59]*[.$E$6]" office:value-type="currency" office:currency="USD" office:value="89059.7109232582">
            <text:p>$89,059.71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float" office:value="2069">
            <text:p>2069</text:p>
          </table:table-cell>
          <table:table-cell table:style-name="ce3" table:formula="of:=[.E59]+[.F59]+[.G59]" office:value-type="currency" office:currency="USD" office:value="1880253.92938842">
            <text:p>$1,880,253.93</text:p>
          </table:table-cell>
          <table:table-cell table:style-name="ce3" table:formula="of:=[.E60]*[.$E$6]" office:value-type="currency" office:currency="USD" office:value="94012.6964694211">
            <text:p>$94,012.70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office:value-type="float" office:value="2070">
            <text:p>2070</text:p>
          </table:table-cell>
          <table:table-cell table:style-name="ce3" table:formula="of:=[.E60]+[.F60]+[.G60]" office:value-type="currency" office:currency="USD" office:value="1984266.62585784">
            <text:p>$1,984,266.63</text:p>
          </table:table-cell>
          <table:table-cell table:style-name="ce3" table:formula="of:=[.E61]*[.$E$6]" office:value-type="currency" office:currency="USD" office:value="99213.3312928922">
            <text:p>$99,213.33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2071">
            <text:p>2071</text:p>
          </table:table-cell>
          <table:table-cell table:style-name="ce3" table:formula="of:=[.E61]+[.F61]+[.G61]" office:value-type="currency" office:currency="USD" office:value="2093479.95715074">
            <text:p>$2,093,479.96</text:p>
          </table:table-cell>
          <table:table-cell table:style-name="ce3" table:formula="of:=[.E62]*[.$E$6]" office:value-type="currency" office:currency="USD" office:value="104673.997857537">
            <text:p>$104,674.00</text:p>
          </table:table-cell>
          <table:table-cell table:style-name="ce3" table:formula="of:=[.$E$5]*[.$E$8]" office:value-type="currency" office:currency="USD" office:value="10000">
            <text:p>$10,000.00</text:p>
          </table:table-cell>
          <table:table-cell table:number-columns-repeated="1017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Loan" table:style-name="ta1" table:print="false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ar Loan Calculator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8" office:value-type="currency" office:currency="USD" office:value="10000">
            <text:p>$10,000.00</text:p>
          </table:table-cell>
          <table:table-cell office:value-type="string">
            <text:p><text:s/>= Price of Car $'s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percentage" office:value="0.1">
            <text:p>10.00%</text:p>
          </table:table-cell>
          <table:table-cell office:value-type="string">
            <text:p><text:s/>= Down Payment %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percentage" office:value="0.08">
            <text:p>8.00%</text:p>
          </table:table-cell>
          <table:table-cell office:value-type="string">
            <text:p><text:s/>= Tax Rate %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percentage" office:value="0.02">
            <text:p>2.00%</text:p>
          </table:table-cell>
          <table:table-cell office:value-type="string">
            <text:p><text:s/>= Registration %</text:p>
          </table:table-cell>
          <table:table-cell/>
        </table:table-row>
        <table:table-row table:style-name="ro1">
          <table:table-cell table:number-columns-repeated="2"/>
          <table:table-cell table:formula="of:=[.C4]-[.C4]*[.C5]+[.C4]*[.C6]+[.C4]*[.C7]" office:value-type="currency" office:currency="USD" office:value="10000">
            <text:p>$10,000.00</text:p>
          </table:table-cell>
          <table:table-cell office:value-type="string">
            <text:p><text:s/>= Amount Financed $'s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percentage" office:value="0.02">
            <text:p>2.00%</text:p>
          </table:table-cell>
          <table:table-cell office:value-type="string">
            <text:p><text:s/>= Interest Rate %/yr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currency" office:currency="USD" office:value="286.43">
            <text:p>$286.43</text:p>
          </table:table-cell>
          <table:table-cell office:value-type="string">
            <text:p><text:s/>= Monthly Payment $'s</text:p>
          </table:table-cell>
          <table:table-cell/>
        </table:table-row>
        <table:table-row table:style-name="ro1">
          <table:table-cell table:number-columns-repeated="2"/>
          <table:table-cell table:formula="of:=[.C52]" office:value-type="currency" office:currency="USD" office:value="-0.156164337505402">
            <text:p>-$0.16</text:p>
          </table:table-cell>
          <table:table-cell office:value-type="string">
            <text:p><text:s/>= Balloon Payment $'s</text:p>
          </table:table-cell>
          <table:table-cell/>
        </table:table-row>
        <table:table-row table:style-name="ro1">
          <table:table-cell table:number-columns-repeated="2"/>
          <table:table-cell table:formula="of:=[.C4]*([.C5])+36*[.C10]-[.C11]" office:value-type="currency" office:currency="USD" office:value="11311.6361643375">
            <text:p>$11,311.64</text:p>
          </table:table-cell>
          <table:table-cell office:value-type="string">
            <text:p><text:s/>= Total Cost of Vehicl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Loan Amt</text:p>
          </table:table-cell>
          <table:table-cell office:value-type="string">
            <text:p>Interest</text:p>
          </table:table-cell>
          <table:table-cell office:value-type="string">
            <text:p>Monthly</text:p>
          </table:table-cell>
        </table:table-row>
        <table:table-row table:style-name="ro1">
          <table:table-cell/>
          <table:table-cell office:value-type="string">
            <text:p>Month</text:p>
          </table:table-cell>
          <table:table-cell office:value-type="string">
            <text:p>Beg of Month</text:p>
          </table:table-cell>
          <table:table-cell office:value-type="string">
            <text:p>End of Month</text:p>
          </table:table-cell>
          <table:table-cell office:value-type="string">
            <text:p>Payment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C4]" office:value-type="currency" office:currency="USD" office:value="10000">
            <text:p>$10,000.00</text:p>
          </table:table-cell>
          <table:table-cell table:formula="of:=[.C16]*[.$C$9]/12" office:value-type="currency" office:currency="USD" office:value="16.6666666666667">
            <text:p>$16.67</text:p>
          </table:table-cell>
          <table:table-cell table:formula="of:=[.$C$10]" office:value-type="currency" office:currency="USD" office:value="286.43">
            <text:p>$286.43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C16]+[.D16]-[.E16]" office:value-type="currency" office:currency="USD" office:value="9730.23666666667">
            <text:p>$9,730.24</text:p>
          </table:table-cell>
          <table:table-cell table:formula="of:=[.C17]*[.$C$9]/12" office:value-type="currency" office:currency="USD" office:value="16.2170611111111">
            <text:p>$16.22</text:p>
          </table:table-cell>
          <table:table-cell table:formula="of:=[.$C$10]" office:value-type="currency" office:currency="USD" office:value="286.43">
            <text:p>$286.4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C17]+[.D17]-[.E17]" office:value-type="currency" office:currency="USD" office:value="9460.02372777778">
            <text:p>$9,460.02</text:p>
          </table:table-cell>
          <table:table-cell table:formula="of:=[.C18]*[.$C$9]/12" office:value-type="currency" office:currency="USD" office:value="15.766706212963">
            <text:p>$15.77</text:p>
          </table:table-cell>
          <table:table-cell table:formula="of:=[.$C$10]" office:value-type="currency" office:currency="USD" office:value="286.43">
            <text:p>$286.43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C18]+[.D18]-[.E18]" office:value-type="currency" office:currency="USD" office:value="9189.36043399074">
            <text:p>$9,189.36</text:p>
          </table:table-cell>
          <table:table-cell table:formula="of:=[.C19]*[.$C$9]/12" office:value-type="currency" office:currency="USD" office:value="15.3156007233179">
            <text:p>$15.32</text:p>
          </table:table-cell>
          <table:table-cell table:formula="of:=[.$C$10]" office:value-type="currency" office:currency="USD" office:value="286.43">
            <text:p>$286.43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C19]+[.D19]-[.E19]" office:value-type="currency" office:currency="USD" office:value="8918.24603471406">
            <text:p>$8,918.25</text:p>
          </table:table-cell>
          <table:table-cell table:formula="of:=[.C20]*[.$C$9]/12" office:value-type="currency" office:currency="USD" office:value="14.8637433911901">
            <text:p>$14.86</text:p>
          </table:table-cell>
          <table:table-cell table:formula="of:=[.$C$10]" office:value-type="currency" office:currency="USD" office:value="286.43">
            <text:p>$286.43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C20]+[.D20]-[.E20]" office:value-type="currency" office:currency="USD" office:value="8646.67977810525">
            <text:p>$8,646.68</text:p>
          </table:table-cell>
          <table:table-cell table:formula="of:=[.C21]*[.$C$9]/12" office:value-type="currency" office:currency="USD" office:value="14.4111329635087">
            <text:p>$14.41</text:p>
          </table:table-cell>
          <table:table-cell table:formula="of:=[.$C$10]" office:value-type="currency" office:currency="USD" office:value="286.43">
            <text:p>$286.4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C21]+[.D21]-[.E21]" office:value-type="currency" office:currency="USD" office:value="8374.66091106875">
            <text:p>$8,374.66</text:p>
          </table:table-cell>
          <table:table-cell table:formula="of:=[.C22]*[.$C$9]/12" office:value-type="currency" office:currency="USD" office:value="13.9577681851146">
            <text:p>$13.96</text:p>
          </table:table-cell>
          <table:table-cell table:formula="of:=[.$C$10]" office:value-type="currency" office:currency="USD" office:value="286.43">
            <text:p>$286.43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C22]+[.D22]-[.E22]" office:value-type="currency" office:currency="USD" office:value="8102.18867925387">
            <text:p>$8,102.19</text:p>
          </table:table-cell>
          <table:table-cell table:formula="of:=[.C23]*[.$C$9]/12" office:value-type="currency" office:currency="USD" office:value="13.5036477987564">
            <text:p>$13.50</text:p>
          </table:table-cell>
          <table:table-cell table:formula="of:=[.$C$10]" office:value-type="currency" office:currency="USD" office:value="286.43">
            <text:p>$286.43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C23]+[.D23]-[.E23]" office:value-type="currency" office:currency="USD" office:value="7829.26232705262">
            <text:p>$7,829.26</text:p>
          </table:table-cell>
          <table:table-cell table:formula="of:=[.C24]*[.$C$9]/12" office:value-type="currency" office:currency="USD" office:value="13.0487705450877">
            <text:p>$13.05</text:p>
          </table:table-cell>
          <table:table-cell table:formula="of:=[.$C$10]" office:value-type="currency" office:currency="USD" office:value="286.43">
            <text:p>$286.43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C24]+[.D24]-[.E24]" office:value-type="currency" office:currency="USD" office:value="7555.88109759771">
            <text:p>$7,555.88</text:p>
          </table:table-cell>
          <table:table-cell table:formula="of:=[.C25]*[.$C$9]/12" office:value-type="currency" office:currency="USD" office:value="12.5931351626629">
            <text:p>$12.59</text:p>
          </table:table-cell>
          <table:table-cell table:formula="of:=[.$C$10]" office:value-type="currency" office:currency="USD" office:value="286.43">
            <text:p>$286.43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C25]+[.D25]-[.E25]" office:value-type="currency" office:currency="USD" office:value="7282.04423276037">
            <text:p>$7,282.04</text:p>
          </table:table-cell>
          <table:table-cell table:formula="of:=[.C26]*[.$C$9]/12" office:value-type="currency" office:currency="USD" office:value="12.136740387934">
            <text:p>$12.14</text:p>
          </table:table-cell>
          <table:table-cell table:formula="of:=[.$C$10]" office:value-type="currency" office:currency="USD" office:value="286.43">
            <text:p>$286.43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C26]+[.D26]-[.E26]" office:value-type="currency" office:currency="USD" office:value="7007.75097314831">
            <text:p>$7,007.75</text:p>
          </table:table-cell>
          <table:table-cell table:formula="of:=[.C27]*[.$C$9]/12" office:value-type="currency" office:currency="USD" office:value="11.6795849552472">
            <text:p>$11.68</text:p>
          </table:table-cell>
          <table:table-cell table:formula="of:=[.$C$10]" office:value-type="currency" office:currency="USD" office:value="286.43">
            <text:p>$286.43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C27]+[.D27]-[.E27]" office:value-type="currency" office:currency="USD" office:value="6733.00055810356">
            <text:p>$6,733.00</text:p>
          </table:table-cell>
          <table:table-cell table:formula="of:=[.C28]*[.$C$9]/12" office:value-type="currency" office:currency="USD" office:value="11.2216675968393">
            <text:p>$11.22</text:p>
          </table:table-cell>
          <table:table-cell table:formula="of:=[.$C$10]" office:value-type="currency" office:currency="USD" office:value="286.43">
            <text:p>$286.43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C28]+[.D28]-[.E28]" office:value-type="currency" office:currency="USD" office:value="6457.79222570039">
            <text:p>$6,457.79</text:p>
          </table:table-cell>
          <table:table-cell table:formula="of:=[.C29]*[.$C$9]/12" office:value-type="currency" office:currency="USD" office:value="10.762987042834">
            <text:p>$10.76</text:p>
          </table:table-cell>
          <table:table-cell table:formula="of:=[.$C$10]" office:value-type="currency" office:currency="USD" office:value="286.43">
            <text:p>$286.43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C29]+[.D29]-[.E29]" office:value-type="currency" office:currency="USD" office:value="6182.12521274323">
            <text:p>$6,182.13</text:p>
          </table:table-cell>
          <table:table-cell table:formula="of:=[.C30]*[.$C$9]/12" office:value-type="currency" office:currency="USD" office:value="10.3035420212387">
            <text:p>$10.30</text:p>
          </table:table-cell>
          <table:table-cell table:formula="of:=[.$C$10]" office:value-type="currency" office:currency="USD" office:value="286.43">
            <text:p>$286.43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C30]+[.D30]-[.E30]" office:value-type="currency" office:currency="USD" office:value="5905.99875476447">
            <text:p>$5,906.00</text:p>
          </table:table-cell>
          <table:table-cell table:formula="of:=[.C31]*[.$C$9]/12" office:value-type="currency" office:currency="USD" office:value="9.84333125794078">
            <text:p>$9.84</text:p>
          </table:table-cell>
          <table:table-cell table:formula="of:=[.$C$10]" office:value-type="currency" office:currency="USD" office:value="286.43">
            <text:p>$286.43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C31]+[.D31]-[.E31]" office:value-type="currency" office:currency="USD" office:value="5629.41208602241">
            <text:p>$5,629.41</text:p>
          </table:table-cell>
          <table:table-cell table:formula="of:=[.C32]*[.$C$9]/12" office:value-type="currency" office:currency="USD" office:value="9.38235347670401">
            <text:p>$9.38</text:p>
          </table:table-cell>
          <table:table-cell table:formula="of:=[.$C$10]" office:value-type="currency" office:currency="USD" office:value="286.43">
            <text:p>$286.43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C32]+[.D32]-[.E32]" office:value-type="currency" office:currency="USD" office:value="5352.36443949911">
            <text:p>$5,352.36</text:p>
          </table:table-cell>
          <table:table-cell table:formula="of:=[.C33]*[.$C$9]/12" office:value-type="currency" office:currency="USD" office:value="8.92060739916519">
            <text:p>$8.92</text:p>
          </table:table-cell>
          <table:table-cell table:formula="of:=[.$C$10]" office:value-type="currency" office:currency="USD" office:value="286.43">
            <text:p>$286.43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C33]+[.D33]-[.E33]" office:value-type="currency" office:currency="USD" office:value="5074.85504689828">
            <text:p>$5,074.86</text:p>
          </table:table-cell>
          <table:table-cell table:formula="of:=[.C34]*[.$C$9]/12" office:value-type="currency" office:currency="USD" office:value="8.45809174483046">
            <text:p>$8.46</text:p>
          </table:table-cell>
          <table:table-cell table:formula="of:=[.$C$10]" office:value-type="currency" office:currency="USD" office:value="286.43">
            <text:p>$286.43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C34]+[.D34]-[.E34]" office:value-type="currency" office:currency="USD" office:value="4796.88313864311">
            <text:p>$4,796.88</text:p>
          </table:table-cell>
          <table:table-cell table:formula="of:=[.C35]*[.$C$9]/12" office:value-type="currency" office:currency="USD" office:value="7.99480523107184">
            <text:p>$7.99</text:p>
          </table:table-cell>
          <table:table-cell table:formula="of:=[.$C$10]" office:value-type="currency" office:currency="USD" office:value="286.43">
            <text:p>$286.43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C35]+[.D35]-[.E35]" office:value-type="currency" office:currency="USD" office:value="4518.44794387418">
            <text:p>$4,518.45</text:p>
          </table:table-cell>
          <table:table-cell table:formula="of:=[.C36]*[.$C$9]/12" office:value-type="currency" office:currency="USD" office:value="7.53074657312363">
            <text:p>$7.53</text:p>
          </table:table-cell>
          <table:table-cell table:formula="of:=[.$C$10]" office:value-type="currency" office:currency="USD" office:value="286.43">
            <text:p>$286.43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C36]+[.D36]-[.E36]" office:value-type="currency" office:currency="USD" office:value="4239.5486904473">
            <text:p>$4,239.55</text:p>
          </table:table-cell>
          <table:table-cell table:formula="of:=[.C37]*[.$C$9]/12" office:value-type="currency" office:currency="USD" office:value="7.06591448407884">
            <text:p>$7.07</text:p>
          </table:table-cell>
          <table:table-cell table:formula="of:=[.$C$10]" office:value-type="currency" office:currency="USD" office:value="286.43">
            <text:p>$286.43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C37]+[.D37]-[.E37]" office:value-type="currency" office:currency="USD" office:value="3960.18460493138">
            <text:p>$3,960.18</text:p>
          </table:table-cell>
          <table:table-cell table:formula="of:=[.C38]*[.$C$9]/12" office:value-type="currency" office:currency="USD" office:value="6.60030767488563">
            <text:p>$6.60</text:p>
          </table:table-cell>
          <table:table-cell table:formula="of:=[.$C$10]" office:value-type="currency" office:currency="USD" office:value="286.43">
            <text:p>$286.43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C38]+[.D38]-[.E38]" office:value-type="currency" office:currency="USD" office:value="3680.35491260627">
            <text:p>$3,680.35</text:p>
          </table:table-cell>
          <table:table-cell table:formula="of:=[.C39]*[.$C$9]/12" office:value-type="currency" office:currency="USD" office:value="6.13392485434378">
            <text:p>$6.13</text:p>
          </table:table-cell>
          <table:table-cell table:formula="of:=[.$C$10]" office:value-type="currency" office:currency="USD" office:value="286.43">
            <text:p>$286.43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C39]+[.D39]-[.E39]" office:value-type="currency" office:currency="USD" office:value="3400.05883746061">
            <text:p>$3,400.06</text:p>
          </table:table-cell>
          <table:table-cell table:formula="of:=[.C40]*[.$C$9]/12" office:value-type="currency" office:currency="USD" office:value="5.66676472910102">
            <text:p>$5.67</text:p>
          </table:table-cell>
          <table:table-cell table:formula="of:=[.$C$10]" office:value-type="currency" office:currency="USD" office:value="286.43">
            <text:p>$286.43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C40]+[.D40]-[.E40]" office:value-type="currency" office:currency="USD" office:value="3119.29560218971">
            <text:p>$3,119.30</text:p>
          </table:table-cell>
          <table:table-cell table:formula="of:=[.C41]*[.$C$9]/12" office:value-type="currency" office:currency="USD" office:value="5.19882600364952">
            <text:p>$5.20</text:p>
          </table:table-cell>
          <table:table-cell table:formula="of:=[.$C$10]" office:value-type="currency" office:currency="USD" office:value="286.43">
            <text:p>$286.43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C41]+[.D41]-[.E41]" office:value-type="currency" office:currency="USD" office:value="2838.06442819336">
            <text:p>$2,838.06</text:p>
          </table:table-cell>
          <table:table-cell table:formula="of:=[.C42]*[.$C$9]/12" office:value-type="currency" office:currency="USD" office:value="4.73010738032227">
            <text:p>$4.73</text:p>
          </table:table-cell>
          <table:table-cell table:formula="of:=[.$C$10]" office:value-type="currency" office:currency="USD" office:value="286.43">
            <text:p>$286.43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C42]+[.D42]-[.E42]" office:value-type="currency" office:currency="USD" office:value="2556.36453557368">
            <text:p>$2,556.36</text:p>
          </table:table-cell>
          <table:table-cell table:formula="of:=[.C43]*[.$C$9]/12" office:value-type="currency" office:currency="USD" office:value="4.26060755928947">
            <text:p>$4.26</text:p>
          </table:table-cell>
          <table:table-cell table:formula="of:=[.$C$10]" office:value-type="currency" office:currency="USD" office:value="286.43">
            <text:p>$286.43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C43]+[.D43]-[.E43]" office:value-type="currency" office:currency="USD" office:value="2274.19514313297">
            <text:p>$2,274.20</text:p>
          </table:table-cell>
          <table:table-cell table:formula="of:=[.C44]*[.$C$9]/12" office:value-type="currency" office:currency="USD" office:value="3.79032523855495">
            <text:p>$3.79</text:p>
          </table:table-cell>
          <table:table-cell table:formula="of:=[.$C$10]" office:value-type="currency" office:currency="USD" office:value="286.43">
            <text:p>$286.43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C44]+[.D44]-[.E44]" office:value-type="currency" office:currency="USD" office:value="1991.55546837153">
            <text:p>$1,991.56</text:p>
          </table:table-cell>
          <table:table-cell table:formula="of:=[.C45]*[.$C$9]/12" office:value-type="currency" office:currency="USD" office:value="3.31925911395255">
            <text:p>$3.32</text:p>
          </table:table-cell>
          <table:table-cell table:formula="of:=[.$C$10]" office:value-type="currency" office:currency="USD" office:value="286.43">
            <text:p>$286.43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C45]+[.D45]-[.E45]" office:value-type="currency" office:currency="USD" office:value="1708.44472748548">
            <text:p>$1,708.44</text:p>
          </table:table-cell>
          <table:table-cell table:formula="of:=[.C46]*[.$C$9]/12" office:value-type="currency" office:currency="USD" office:value="2.84740787914247">
            <text:p>$2.85</text:p>
          </table:table-cell>
          <table:table-cell table:formula="of:=[.$C$10]" office:value-type="currency" office:currency="USD" office:value="286.43">
            <text:p>$286.43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C46]+[.D46]-[.E46]" office:value-type="currency" office:currency="USD" office:value="1424.86213536462">
            <text:p>$1,424.86</text:p>
          </table:table-cell>
          <table:table-cell table:formula="of:=[.C47]*[.$C$9]/12" office:value-type="currency" office:currency="USD" office:value="2.3747702256077">
            <text:p>$2.37</text:p>
          </table:table-cell>
          <table:table-cell table:formula="of:=[.$C$10]" office:value-type="currency" office:currency="USD" office:value="286.43">
            <text:p>$286.43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47]+[.D47]-[.E47]" office:value-type="currency" office:currency="USD" office:value="1140.80690559023">
            <text:p>$1,140.81</text:p>
          </table:table-cell>
          <table:table-cell table:formula="of:=[.C48]*[.$C$9]/12" office:value-type="currency" office:currency="USD" office:value="1.90134484265038">
            <text:p>$1.90</text:p>
          </table:table-cell>
          <table:table-cell table:formula="of:=[.$C$10]" office:value-type="currency" office:currency="USD" office:value="286.43">
            <text:p>$286.43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[.C48]+[.D48]-[.E48]" office:value-type="currency" office:currency="USD" office:value="856.278250432881">
            <text:p>$856.28</text:p>
          </table:table-cell>
          <table:table-cell table:formula="of:=[.C49]*[.$C$9]/12" office:value-type="currency" office:currency="USD" office:value="1.42713041738813">
            <text:p>$1.43</text:p>
          </table:table-cell>
          <table:table-cell table:formula="of:=[.$C$10]" office:value-type="currency" office:currency="USD" office:value="286.43">
            <text:p>$286.43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C49]+[.D49]-[.E49]" office:value-type="currency" office:currency="USD" office:value="571.275380850269">
            <text:p>$571.28</text:p>
          </table:table-cell>
          <table:table-cell table:formula="of:=[.C50]*[.$C$9]/12" office:value-type="currency" office:currency="USD" office:value="0.952125634750449">
            <text:p>$0.95</text:p>
          </table:table-cell>
          <table:table-cell table:formula="of:=[.$C$10]" office:value-type="currency" office:currency="USD" office:value="286.43">
            <text:p>$286.43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C50]+[.D50]-[.E50]" office:value-type="currency" office:currency="USD" office:value="285.79750648502">
            <text:p>$285.80</text:p>
          </table:table-cell>
          <table:table-cell table:formula="of:=[.C51]*[.$C$9]/12" office:value-type="currency" office:currency="USD" office:value="0.476329177475033">
            <text:p>$0.48</text:p>
          </table:table-cell>
          <table:table-cell table:formula="of:=[.$C$10]" office:value-type="currency" office:currency="USD" office:value="286.43">
            <text:p>$286.43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C51]+[.D51]-[.E51]" office:value-type="currency" office:currency="USD" office:value="-0.156164337505402">
            <text:p>-$0.16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5/03/2018</text:date>, <text:time>12:2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8-05-03T10:17:21.76</meta:creation-date>
    <dc:date>2018-05-03T12:24:18.58</dc:date>
    <dc:creator>RCC RCCD</dc:creator>
    <meta:editing-duration>PT1H36M9S</meta:editing-duration>
    <meta:editing-cycles>6</meta:editing-cycles>
    <meta:generator>OpenOffice/4.1.3$Win32 OpenOffice.org_project/413m1$Build-9783</meta:generator>
    <meta:document-statistic meta:table-count="2" meta:cell-count="444" meta:object-count="0"/>
  </office:meta>
</office:document-meta>
</file>